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666666" fo:language="en" fo:country="US" officeooo:rsid="00179fc1" officeooo:paragraph-rsid="00179fc1"/>
    </style:style>
    <style:style style:name="P2" style:family="paragraph" style:parent-style-name="Heading">
      <style:text-properties fo:color="#666666" fo:language="en" fo:country="US" officeooo:rsid="00179fc1" officeooo:paragraph-rsid="00274adb"/>
    </style:style>
    <style:style style:name="P3" style:family="paragraph" style:parent-style-name="Heading">
      <style:paragraph-properties fo:line-height="100%"/>
      <style:text-properties fo:color="#666666" fo:language="en" fo:country="US" fo:font-style="normal" officeooo:rsid="001889e6" officeooo:paragraph-rsid="001889e6" style:font-style-asian="normal" style:font-style-complex="normal"/>
    </style:style>
    <style:style style:name="P4" style:family="paragraph" style:parent-style-name="Heading">
      <style:text-properties fo:color="#666666" fo:language="en" fo:country="US" fo:font-style="normal" officeooo:rsid="001889e6" officeooo:paragraph-rsid="001af1ae" style:font-style-asian="normal" style:font-style-complex="normal"/>
    </style:style>
    <style:style style:name="P5" style:family="paragraph" style:parent-style-name="Heading">
      <style:text-properties fo:language="en" fo:country="US" officeooo:rsid="001889e6" officeooo:paragraph-rsid="002020f0"/>
    </style:style>
    <style:style style:name="P6" style:family="paragraph" style:parent-style-name="Text_20_body">
      <style:text-properties fo:color="#000000" fo:language="en" fo:country="US" officeooo:rsid="0023aab0" officeooo:paragraph-rsid="0023aab0"/>
    </style:style>
    <style:style style:name="P7" style:family="paragraph" style:parent-style-name="Text_20_body">
      <style:text-properties fo:color="#000000" fo:language="en" fo:country="US" officeooo:rsid="0023d68c" officeooo:paragraph-rsid="0023d68c"/>
    </style:style>
    <style:style style:name="P8" style:family="paragraph" style:parent-style-name="Text_20_body">
      <style:text-properties fo:color="#000000" fo:language="en" fo:country="US" officeooo:rsid="00258120" officeooo:paragraph-rsid="00258120"/>
    </style:style>
    <style:style style:name="P9" style:family="paragraph" style:parent-style-name="Text_20_body">
      <style:text-properties fo:color="#000000" fo:language="en" fo:country="US" officeooo:rsid="00179fc1" officeooo:paragraph-rsid="00294d17"/>
    </style:style>
    <style:style style:name="P10" style:family="paragraph" style:parent-style-name="Text_20_body">
      <style:text-properties fo:color="#000000" fo:language="en" fo:country="US" fo:font-style="normal" officeooo:rsid="0023aab0" officeooo:paragraph-rsid="0023aab0" style:font-style-asian="normal" style:font-style-complex="normal"/>
    </style:style>
    <style:style style:name="P11" style:family="paragraph" style:parent-style-name="Text_20_body">
      <style:text-properties fo:color="#000000" fo:language="en" fo:country="US" fo:font-style="normal" officeooo:rsid="0023d68c" officeooo:paragraph-rsid="0023d68c" style:font-style-asian="normal" style:font-style-complex="normal"/>
    </style:style>
    <style:style style:name="P12" style:family="paragraph" style:parent-style-name="Text_20_body">
      <style:text-properties fo:color="#000000" fo:language="en" fo:country="US" fo:font-style="normal" officeooo:rsid="00258120" officeooo:paragraph-rsid="00258120" style:font-style-asian="normal" style:font-style-complex="normal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text-properties fo:language="en" fo:country="US" officeooo:paragraph-rsid="00289f43"/>
    </style:style>
    <style:style style:name="P15" style:family="paragraph" style:parent-style-name="Heading_20_2">
      <style:text-properties fo:language="en" fo:country="US" officeooo:rsid="00179fc1" officeooo:paragraph-rsid="00179fc1"/>
    </style:style>
    <style:style style:name="P16" style:family="paragraph" style:parent-style-name="Text_20_body" style:list-style-name="L1">
      <style:text-properties fo:language="en" fo:country="US"/>
    </style:style>
    <style:style style:name="P17" style:family="paragraph" style:parent-style-name="Text_20_body" style:list-style-name="L2">
      <style:text-properties fo:color="#000000" fo:language="en" fo:country="US" officeooo:paragraph-rsid="00274adb"/>
    </style:style>
    <style:style style:name="P18" style:family="paragraph" style:parent-style-name="Text_20_body" style:list-style-name="L2">
      <style:text-properties fo:color="#000000" fo:language="en" fo:country="US" officeooo:rsid="00179fc1" officeooo:paragraph-rsid="00274adb"/>
    </style:style>
    <style:style style:name="P19" style:family="paragraph" style:parent-style-name="Text_20_body" style:list-style-name="L3">
      <style:text-properties fo:color="#000000" fo:language="en" fo:country="US" fo:font-style="italic" officeooo:rsid="00274adb" officeooo:paragraph-rsid="00294d17" style:font-style-asian="italic" style:font-style-complex="italic"/>
    </style:style>
    <style:style style:name="P20" style:family="paragraph" style:parent-style-name="Text_20_body" style:list-style-name="L3">
      <style:text-properties fo:color="#000000" fo:language="en" fo:country="US" fo:font-style="italic" officeooo:rsid="00294d17" officeooo:paragraph-rsid="00294d17" style:font-style-asian="italic" style:font-style-complex="italic"/>
    </style:style>
    <style:style style:name="T1" style:family="text">
      <style:text-properties officeooo:rsid="00179fc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9fc1" style:font-style-asian="italic" style:font-style-complex="italic"/>
    </style:style>
    <style:style style:name="T4" style:family="text">
      <style:text-properties fo:font-style="italic" officeooo:rsid="0019cef1" style:font-style-asian="italic" style:font-style-complex="italic"/>
    </style:style>
    <style:style style:name="T5" style:family="text">
      <style:text-properties fo:font-style="italic" officeooo:rsid="001a8178" style:font-style-asian="italic" style:font-style-complex="italic"/>
    </style:style>
    <style:style style:name="T6" style:family="text">
      <style:text-properties fo:font-style="italic" officeooo:rsid="001cc091" style:font-style-asian="italic" style:font-style-complex="italic"/>
    </style:style>
    <style:style style:name="T7" style:family="text">
      <style:text-properties fo:font-style="italic" officeooo:rsid="001d8876" style:font-style-asian="italic" style:font-style-complex="italic"/>
    </style:style>
    <style:style style:name="T8" style:family="text">
      <style:text-properties fo:font-style="italic" officeooo:rsid="001dbc3f" style:font-style-asian="italic" style:font-style-complex="italic"/>
    </style:style>
    <style:style style:name="T9" style:family="text">
      <style:text-properties fo:font-style="italic" officeooo:rsid="00274adb" style:font-style-asian="italic" style:font-style-complex="italic"/>
    </style:style>
    <style:style style:name="T10" style:family="text">
      <style:text-properties fo:font-style="italic" officeooo:rsid="00289f43" style:font-style-asian="italic" style:font-style-complex="italic"/>
    </style:style>
    <style:style style:name="T11" style:family="text">
      <style:text-properties fo:font-style="italic" officeooo:rsid="002d0e23" style:font-style-asian="italic" style:font-style-complex="italic"/>
    </style:style>
    <style:style style:name="T12" style:family="text">
      <style:text-properties fo:font-style="italic" officeooo:rsid="00305e67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dbc3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e705d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d0e2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5e67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79fc1" style:font-style-asian="normal" style:font-style-complex="normal"/>
    </style:style>
    <style:style style:name="T20" style:family="text">
      <style:text-properties fo:font-style="normal" officeooo:rsid="002020f0" style:font-style-asian="normal" style:font-style-complex="normal"/>
    </style:style>
    <style:style style:name="T21" style:family="text">
      <style:text-properties fo:font-style="normal" officeooo:rsid="0023d68c" style:font-style-asian="normal" style:font-style-complex="normal"/>
    </style:style>
    <style:style style:name="T22" style:family="text">
      <style:text-properties fo:font-style="normal" officeooo:rsid="00258120" style:font-style-asian="normal" style:font-style-complex="normal"/>
    </style:style>
    <style:style style:name="T23" style:family="text">
      <style:text-properties fo:font-style="normal" officeooo:rsid="0026d219" style:font-style-asian="normal" style:font-style-complex="normal"/>
    </style:style>
    <style:style style:name="T24" style:family="text">
      <style:text-properties fo:font-style="normal" officeooo:rsid="00273b04" style:font-style-asian="normal" style:font-style-complex="normal"/>
    </style:style>
    <style:style style:name="T25" style:family="text">
      <style:text-properties fo:font-style="normal" officeooo:rsid="00274adb" style:font-style-asian="normal" style:font-style-complex="normal"/>
    </style:style>
    <style:style style:name="T26" style:family="text">
      <style:text-properties fo:font-style="normal" officeooo:rsid="001af1ae" style:font-style-asian="normal" style:font-style-complex="normal"/>
    </style:style>
    <style:style style:name="T27" style:family="text">
      <style:text-properties fo:font-style="normal" officeooo:rsid="00294d17" style:font-style-asian="normal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a8178"/>
    </style:style>
    <style:style style:name="T30" style:family="text">
      <style:text-properties officeooo:rsid="001af1ae"/>
    </style:style>
    <style:style style:name="T31" style:family="text">
      <style:text-properties officeooo:rsid="001dbc3f"/>
    </style:style>
    <style:style style:name="T32" style:family="text">
      <style:text-properties officeooo:rsid="002020f0"/>
    </style:style>
    <style:style style:name="T33" style:family="text">
      <style:text-properties fo:color="#666666" fo:font-style="normal" style:font-style-asian="normal" style:font-style-complex="normal"/>
    </style:style>
    <style:style style:name="T34" style:family="text">
      <style:text-properties fo:color="#666666" fo:font-style="normal" officeooo:rsid="001af1ae" style:font-style-asian="normal" style:font-style-complex="normal"/>
    </style:style>
    <style:style style:name="T35" style:family="text">
      <style:text-properties fo:color="#666666" fo:font-style="normal" officeooo:rsid="002020f0" style:font-style-asian="normal" style:font-style-complex="normal"/>
    </style:style>
    <style:style style:name="T36" style:family="text">
      <style:text-properties officeooo:rsid="00274adb"/>
    </style:style>
    <style:style style:name="T37" style:family="text">
      <style:text-properties officeooo:rsid="00289f43"/>
    </style:style>
    <style:style style:name="T38" style:family="text">
      <style:text-properties officeooo:rsid="0029de7b"/>
    </style:style>
    <style:style style:name="T39" style:family="text">
      <style:text-properties officeooo:rsid="00305e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Louis Delacroix <text:span text:style-name="T31">dialogues</text:span></text:h>
      <text:p text:style-name="P1">When Minerva passes by <text:span text:style-name="T36">before accepting the quest</text:span></text:p>
      <text:p text:style-name="P13">One of these t<text:span text:style-name="T37">wo</text:span> different lines of text is randomly chosen each time Minerva walks by the NPC, <text:span text:style-name="T37">before accepting the quest</text:span>:</text:p>
      <text:list xml:id="list563821907842218670" text:style-name="L1">
        <text:list-item>
          <text:p text:style-name="P16"><text:span text:style-name="T1">“</text:span><text:span text:style-name="T3">Where is it? Where did I already look? What was I looking for?</text:span><text:span text:style-name="T19">”</text:span></text:p>
        </text:list-item>
        <text:list-item>
          <text:p text:style-name="P16">“<text:span text:style-name="T2">Why is there my name on this book? Am I famous?</text:span>”</text:p>
        </text:list-item>
      </text:list>
      <text:p text:style-name="P3">First time Minerva talks to him</text:p>
      <text:p text:style-name="P13">M: “<text:span text:style-name="T2">Good evening, sir. May I help you?</text:span>”</text:p>
      <text:p text:style-name="P13">L: “<text:span text:style-name="T2">Bonsoir, mademoiselle. Actually, I’m not sure. Do I know you? Do you know me? Have you seen it anywhere?</text:span>”</text:p>
      <text:p text:style-name="P13">M: “<text:span text:style-name="T2">Seen what?</text:span>”</text:p>
      <text:p text:style-name="P13">L: “<text:span text:style-name="T2">Yes! Good question. Seen what? Mmm… </text:span><text:span text:style-name="T4">I can’t believe I lost it</text:span><text:span text:style-name="T2">… My name, on this book! Don’t you find exquisitely odd that my name is on the cover of this book?</text:span>”</text:p>
      <text:p text:style-name="P13">M: “<text:span text:style-name="T2">Hem… Yes! Quite odd, indeed.</text:span>”</text:p>
      <text:p text:style-name="P13">L: “<text:span text:style-name="T2">Two hearts and a broomstick… ha! Who would ever come up with such a silly title.</text:span>”</text:p>
      <text:p text:style-name="P13">M: “<text:span text:style-name="T2">Are you Louis Delacroix, sir?</text:span>”</text:p>
      <text:p text:style-name="P13">L: “<text:span text:style-name="T5">Oui! Oui! How did you know?</text:span><text:span text:style-name="T29">”</text:span></text:p>
      <text:p text:style-name="P13">M: “<text:span text:style-name="T2">I read it on the cover of the book you showed me, sir…</text:span>”</text:p>
      <text:p text:style-name="P13">L: “<text:span text:style-name="T2">Me too! You’re quite clever, aren’t you?</text:span>”</text:p>
      <text:p text:style-name="P13">M: “<text:span text:style-name="T2">I suppose, sir… you mentioned you lost something.</text:span>”</text:p>
      <text:p text:style-name="P13">L: “<text:span text:style-name="T2">My mother!</text:span>”</text:p>
      <text:p text:style-name="P13">M: “<text:span text:style-name="T2">You lost your mot…</text:span> ”</text:p>
      <text:p text:style-name="P13">L: “<text:span text:style-name="T2">She must be so worried about me. Not to mention I lost her amulet! Could you possibly help me find it?</text:span>”</text:p>
      <text:p text:style-name="P13">M: “<text:span text:style-name="T2">Actually, I was in the middle of somet…</text:span>”</text:p>
      <text:p text:style-name="P13">L: “<text:span text:style-name="T5">Magnifique! </text:span><text:span text:style-name="T2">So generous of you. I usually lose it</text:span> <text:span text:style-name="T12">in that gorgeous astronomy room</text:span><text:span text:style-name="T11">. Have you seen it?</text:span><text:span text:style-name="T28">”</text:span></text:p>
      <text:p text:style-name="P13"><text:soft-page-break/>M: “<text:span text:style-name="T2">What do you mean usually?</text:span>”</text:p>
      <text:p text:style-name="P13">L: “<text:span text:style-name="T2">Usually? Weird word! Did you invent it?</text:span>”</text:p>
      <text:p text:style-name="P13">M: “<text:span text:style-name="T2">Huh… forget it. I’ll be right back with your amulet</text:span>”</text:p>
      <text:p text:style-name="P13">L: “<text:span text:style-name="T2">Merci! Let me know if you find out who this Louis Delacroix is and why his name </text:span><text:span text:style-name="T6">is </text:span><text:span text:style-name="T2">on this book.</text:span>”</text:p>
      <text:p text:style-name="P13">M: “<text:span text:style-name="T2">Hem… Sure!</text:span>”</text:p>
      <text:p text:style-name="P2">When Minerva passes by <text:span text:style-name="T36">during the quest</text:span></text:p>
      <text:p text:style-name="P14">One of these <text:span text:style-name="T36">two</text:span> different lines of text is randomly chosen each time Minerva walks by the NPC, <text:span text:style-name="T30">after accepting the quest, but before completing it</text:span>:</text:p>
      <text:list xml:id="list5019253614831491621" text:style-name="L2">
        <text:list-item>
          <text:p text:style-name="P17"><text:span text:style-name="T1">“</text:span><text:span text:style-name="T3">Delacroix…</text:span><text:span text:style-name="T9"> is it French? What’s France?</text:span><text:span text:style-name="T19">”</text:span></text:p>
        </text:list-item>
        <text:list-item>
          <text:p text:style-name="P18">“<text:span text:style-name="T10">À</text:span><text:span text:style-name="T2">-m-</text:span><text:span text:style-name="T10">u</text:span><text:span text:style-name="T2">-l-e-t…</text:span><text:span text:style-name="T10"> A-m-u-l-è-t. Sounds funny either way</text:span>”</text:p>
        </text:list-item>
      </text:list>
      <text:p text:style-name="P4"><text:span text:style-name="T30">When</text:span> Minerva talks to him <text:span text:style-name="T32">during the quest</text:span></text:p>
      <text:p text:style-name="P13">One of these <text:span text:style-name="T30">two </text:span>different <text:span text:style-name="T30">dialogues </text:span>is randomly chosen each time Minerva <text:span text:style-name="T30">talks with the NPC after accepting the quest, but before completing it</text:span>:</text:p>
      <text:p text:style-name="P13">1.</text:p>
      <text:p text:style-name="P13">M: “<text:span text:style-name="T2">Good evening, monsieur Delacroix!</text:span>”</text:p>
      <text:p text:style-name="P13">L: “<text:span text:style-name="T2">Ha! Good one! Good evening to you, mademoiselle Delacroix!</text:span>”</text:p>
      <text:p text:style-name="P13">M: “<text:span text:style-name="T2">What?</text:span>”</text:p>
      <text:p text:style-name="P13">L: “<text:span text:style-name="T2">Did you find my… thing?</text:span>”</text:p>
      <text:p text:style-name="P13">M: “<text:span text:style-name="T2">No sir, I’m still looking for you’re amulet.</text:span>”</text:p>
      <text:p text:style-name="P13">L: “<text:span text:style-name="T2">Oh, an amulet! How fascinating. I think I saw one </text:span><text:span text:style-name="T17">in that gorgeous astronomy room</text:span><text:span text:style-name="T13">.</text:span><text:span text:style-name="T2"> </text:span><text:span text:style-name="T7">L</text:span><text:span text:style-name="T2">et me know when you find it.</text:span>”</text:p>
      <text:p text:style-name="P13">2.</text:p>
      <text:p text:style-name="P13">M: "<text:span text:style-name="T2">Any idea on where the amulet could be, sir?</text:span>"</text:p>
      <text:p text:style-name="P13">L: "<text:span text:style-name="T2">Well, that's a weird question. Do you always walk around and ask this kind of question? </text:span><text:span text:style-name="T8">Anyway, if I were to lose an amulet, i would probably drop it </text:span><text:span text:style-name="T17">in that gorgeous astronomy room</text:span><text:span text:style-name="T14">. Speaking of an amulet... I wonder where I </text:span><text:span text:style-name="T15">left</text:span><text:span text:style-name="T14"> mine.</text:span>"</text:p>
      <text:p text:style-name="P5"><text:soft-page-break/><text:span text:style-name="T34">When</text:span><text:span text:style-name="T33"> Minerva talks to him </text:span><text:span text:style-name="T35">after finding the amulet</text:span></text:p>
      <text:p text:style-name="P6"><text:span text:style-name="T20">M: "</text:span><text:span text:style-name="T18">I think I found your amulet, sir."</text:span></text:p>
      <text:p text:style-name="P6"><text:span text:style-name="T18">L: "Oh! Yes, there it is. Where did you find it? </text:span><text:span text:style-name="T25">So</text:span><text:span text:style-name="T18"> sweet of you to bring it back. How </text:span><text:span text:style-name="T24">did you </text:span><text:span text:style-name="T18">know I lost it?"</text:span></text:p>
      <text:p text:style-name="P6"><text:span text:style-name="T18">M: "</text:span><text:span text:style-name="T24">Y</text:span><text:span text:style-name="T18">ou told me, </text:span><text:span text:style-name="T24">sir,</text:span><text:span text:style-name="T18"> a few minutes ago."</text:span></text:p>
      <text:p text:style-name="P6"><text:span text:style-name="T18">L: "Did I? </text:span><text:span text:style-name="T21">I’m afraid you’re mistaking me for someone else, mademoiselle</text:span><text:span text:style-name="T18">. Excuse moi, I am so impolite. I didn't introduced myself! I am Louis Delacroix, and my name is on this book. And you are..."</text:span></text:p>
      <text:p text:style-name="P10">M: "Minerva, sir. Minerva McGonagall. I don't think my name is on any book."</text:p>
      <text:p text:style-name="P6"><text:span text:style-name="T18">L: "Oh, don't worry about that. You will find one! Now: </text:span><text:span text:style-name="T21">could you hand me the amulet?”</text:span></text:p>
      <text:p text:style-name="P7"><text:span text:style-name="T18">Minerva hands the amulet to Louis. </text:span><text:span text:style-name="T22">The amulet is material, while Louis is a ghost. Louis </text:span><text:span text:style-name="T18">unsuccessfully tries to grab it. After a few attempt</text:span><text:span text:style-name="T24">s, Minerva places the amulet on the bookcase next to her. Louis is disconsolate.</text:span></text:p>
      <text:p text:style-name="P11">L: “Minerva, may I ask you a strange question?”</text:p>
      <text:p text:style-name="P11">M: “Yes, sir. Of course”</text:p>
      <text:p text:style-name="P11">L: “Am I… dead?”</text:p>
      <text:p text:style-name="P7"><text:span text:style-name="T18">M: “I’m afraid so, sir… Is… Is everything </text:span><text:span text:style-name="T22">alright</text:span><text:span text:style-name="T18">?”</text:span></text:p>
      <text:p text:style-name="P7"><text:span text:style-name="T18">L: “Yes, </text:span><text:span text:style-name="T22">I’m just… </text:span><text:span text:style-name="T23">I don’t remember </text:span><text:span text:style-name="T25">saying </text:span><text:span text:style-name="T23">goodbye </text:span><text:span text:style-name="T25">to </text:span><text:span text:style-name="T23">my mother. If I knew it was the last </text:span><text:span text:style-name="T25">time</text:span><text:span text:style-name="T23">…</text:span><text:span text:style-name="T22">”</text:span></text:p>
      <text:p text:style-name="P12">M: “I’m very sorry, sir.”</text:p>
      <text:p text:style-name="P8"><text:span text:style-name="T18">L: “Oh, it’s fine, I guess. </text:span><text:span text:style-name="T23">We never know when it’s the last time, do we?”</text:span></text:p>
      <text:p text:style-name="P2"><text:span text:style-name="T23">When Minerva passes by </text:span><text:span text:style-name="T25">after completing the quest</text:span></text:p>
      <text:p text:style-name="P9"><text:span text:style-name="T25">One of these two different lines of text is randomly chosen each time Minerva walks by the NPC, </text:span><text:span text:style-name="T26">after completing </text:span><text:span text:style-name="T27">the quest</text:span><text:span text:style-name="T25">:</text:span></text:p>
      <text:list xml:id="list4521100452206174554" text:style-name="L3">
        <text:list-item>
          <text:p text:style-name="P19">“Look at this book. Where have I seen this name before?”</text:p>
        </text:list-item>
        <text:list-item>
          <text:p text:style-name="P20">“<text:span text:style-name="T38">What a lovely amulet. I wonder who it belongs to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7:08:15.511271219</meta:creation-date>
    <dc:date>2020-12-17T16:11:12.558207949</dc:date>
    <meta:editing-duration>PT1H30M4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774" meta:character-count="4059" meta:non-whitespace-character-count="3353"/>
  </office:meta>
</office:document-meta>
</file>